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3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style:text-autospace="none"/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 style:list-style-name="L1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ggestions:</text:p>
      <text:p text:style-name="P1"/>
      <text:p text:style-name="P1">Range me script still working after spotter is dead</text:p>
      <text:p text:style-name="P1"/>
      <text:p text:style-name="P1">m4 AA site kills infiltration boat wtf?</text:p>
      <text:p text:style-name="P1"/>
      <text:p text:style-name="P1">ACE related</text:p>
      <text:p text:style-name="P1">guardian angel: weapon selection is bugged (gear disappears from inventory and player is empty)</text:p>
      <text:p text:style-name="P1">fix: ace wounds module disable</text:p>
      <text:p text:style-name="P1"/>
      <text:p text:style-name="P1"/>
      <text:p text:style-name="P1"/>
      <text:p text:style-name="P1">0.85 changelog:</text:p>
      <text:p text:style-name="P1">General</text:p>
      <text:p text:style-name="P1">- Added autosave to certain triggers in each mission</text:p>
      <text:p text:style-name="P1">- Changed dates to reflect coherant story line</text:p>
      <text:p text:style-name="P1">- adjusted mission names so that they are consistent in each screen.</text:p>
      <text:p text:style-name="P1">- fixed typos in mission loading screen</text:p>
      <text:p text:style-name="P1"/>
      <text:p text:style-name="P1">"Distance Qualification"</text:p>
      <text:p text:style-name="P1">- Fixed text being cut out in Lt. Dane's speech</text:p>
      <text:p text:style-name="P1">- Fixed task descriptions and briefing to reflect the correct amount of points to pass the training. </text:p>
      <text:p text:style-name="P1">- changed lose condition to allow reverting to older save</text:p>
      <text:p text:style-name="P1"/>
      <text:p text:style-name="P1">"Stalking Examination"</text:p>
      <text:p text:style-name="P1">- Added Night Vision goggles to player</text:p>
      <text:p text:style-name="P1">- Moved the officer outside, it should be much easier to have the action to complete training appear.</text:p>
      <text:p text:style-name="P1">- Changed some dialog to reflect changes in stalking for 700m (originally 1000m)</text:p>
      <text:p text:style-name="P1">- changed lose condition to allow reverting to older save</text:p>
      <text:p text:style-name="P1"/>
      <text:p text:style-name="P1">"Final Examination/Becoming a HOG"</text:p>
      <text:p text:style-name="P1">- Added a hint under the briefing to let the player know where to select gear (some were confused about this)</text:p>
      <text:p text:style-name="P1"/>
      <text:p text:style-name="P1">"Red October"</text:p>
      <text:p text:style-name="P1">- Added 2 extra satchels to equipment crate (back up solution in case the aircraft fails to drop the laser guided bomb)</text:p>
      <text:p text:style-name="P1">- Fixed missing Rangeme.sqs script error</text:p>
      <text:p text:style-name="P1"/>
      <text:p text:style-name="P1">"Skalisty Island"</text:p>
      <text:p text:style-name="P1">- Fixed a bug where if the marksman was killed before scouting the tower, the objective would not be shown as complete</text:p>
      <text:p text:style-name="P1">- fixed typo in briefing</text:p>
      <text:p text:style-name="P1">- added simple script for the snipers on the island to fire their weapon. They will fire their weapon and reveal themselves within a random time limit of 5 - 15 minutes</text:p>
      <text:p text:style-name="P1">- Fixed bug that involved the snipers having no texture, thus rendering them practically invisible. (thank you maturin for pointing this out as i would not have noticed)</text:p>
      <text:p text:style-name="P1"/>
      <text:p text:style-name="P1"/>
      <text:p text:style-name="P1"/>
      <text:p text:style-name="P1"/>
      <text:p text:style-name="P1">mission 2 - jul 18 (Stalking Examination)</text:p>
      <text:p text:style-name="P1"/>
      <text:p text:style-name="P1">mission 3 - jul 20 (Becoming a Hog)</text:p>
      <text:p text:style-name="P1"/>
      <text:p text:style-name="P1"><text:soft-page-break/>mission 4 - oct 1 (Operation Owl)</text:p>
      <text:p text:style-name="P1"/>
      <text:p text:style-name="P1">mission 5 - oct 11 (Red October)</text:p>
      <text:p text:style-name="P1"/>
      <text:p text:style-name="P1">mission 6 - nov 2 (Skalisty Island)</text:p>
      <text:p text:style-name="P1"/>
      <text:p text:style-name="P1">mission 7 - may 18 (Guardian Angel)</text:p>
      <text:p text:style-name="P1"/>
      <text:p text:style-name="P1">mission 8 - June 22 (Invisible Man)</text:p>
      <text:p text:style-name="P1"/>
      <text:p text:style-name="P1">mission 9 - July 3 (Mystery Man)</text:p>
      <text:p text:style-name="P1"/>
      <text:p text:style-name="P1"/>
      <text:p text:style-name="P1"/>
      <text:p text:style-name="P1">0.9 Changelog</text:p>
      <text:p text:style-name="P1"/>
      <text:p text:style-name="P1">General</text:p>
      <text:p text:style-name="P1">- ACEX_SM and ACEX_USNavy no longer required</text:p>
      <text:p text:style-name="P1">- Added 1 new mission - "Mystery Man"</text:p>
      <text:p text:style-name="P1"/>
      <text:p text:style-name="P1">"Becoming a HOG" </text:p>
      <text:p text:style-name="P1">- Changed mission name to appropriate name in mission screen</text:p>
      <text:p text:style-name="P1"/>
      <text:p text:style-name="P1">"Distance Qualification"</text:p>
      <text:p text:style-name="P1">- Removed ACEX_USNavy dependency from campaign</text:p>
      <text:p text:style-name="P1"/>
      <text:p text:style-name="P1">"Stalking Examination"</text:p>
      <text:list xml:id="list36125343" text:style-name="L1">
        <text:list-item>
          <text:p text:style-name="P7">Stalking 600m action name changed to: Stalking 700m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"Operation Owl"</text:p>
      <text:p text:style-name="P1">- Gen Makarov keeps getting run over by drunk drivers (new solution needed)</text:p>
      <text:p text:style-name="P1"/>
      <text:p text:style-name="P1">“Invisible Man”//</text:p>
      <text:p text:style-name="P1">- Timer was too short for GIVER and ended up failing mission every time</text:p>
      <text:p text:style-name="P1"/>
      <text:p text:style-name="P1">SpottingScope needs to be added to weapons selection (USNavy feature only)//</text:p>
      <text:p text:style-name="P1"/>
      <text:p text:style-name="P1">Spotter does not have any mission objective updates</text:p>
      <text:p text:style-name="P1"/>
      <text:p text:style-name="P3">0.92 Changelog: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Lucida Sans Unicode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8T16:20:45.06</dc:date>
    <dc:creator>david zalewski</dc:creator>
    <meta:generator>OpenOffice.org/3.3$Win32 OpenOffice.org_project/330m20$Build-9567</meta:generator>
    <meta:editing-duration>PT2H19M42S</meta:editing-duration>
    <meta:editing-cycles>5</meta:editing-cycles>
    <meta:document-statistic meta:table-count="0" meta:image-count="0" meta:object-count="0" meta:page-count="2" meta:paragraph-count="56" meta:word-count="470" meta:character-count="2723"/>
  </office:meta>
</office:document-meta>
</file>